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-0.0813in" fo:margin-top="0in" fo:margin-bottom="0in" table:align="left"/>
    </style:style>
    <style:style style:name="Table1.A" style:family="table-column">
      <style:table-column-properties style:column-width="1.2514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1.7597in"/>
    </style:style>
    <style:style style:name="Table1.D" style:family="table-column">
      <style:table-column-properties style:column-width="1.5986in"/>
    </style:style>
    <style:style style:name="Table1.E" style:family="table-column">
      <style:table-column-properties style:column-width="0.5576in"/>
    </style:style>
    <style:style style:name="Table1.F" style:family="table-column">
      <style:table-column-properties style:column-width="0.59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382in" fo:border="1pt solid #000000"/>
    </style:style>
    <style:style style:name="Table1.A29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f3f84" officeooo:paragraph-rsid="000f3f84" style:font-name-asian="Times New Roman" style:font-size-asian="10pt" style:font-style-asian="normal" style:font-weight-asian="normal" style:font-name-complex="Times New Roman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f3f84" officeooo:paragraph-rsid="001026da" style:font-name-asian="Times New Roman" style:font-size-asian="10pt" style:font-style-asian="normal" style:font-weight-asian="normal" style:font-name-complex="Times New Roman" style:font-size-complex="10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f3f84" officeooo:paragraph-rsid="0010971b" style:font-name-asian="Times New Roman" style:font-size-asian="10pt" style:font-style-asian="normal" style:font-weight-asian="normal" style:font-name-complex="Times New Roman" style:font-size-complex="10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26da" style:font-name-asian="Cambria" style:font-size-asian="10pt" style:font-style-asian="normal" style:font-weight-asian="normal" style:font-name-complex="Cambria" style:font-size-complex="10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971b" style:font-name-asian="Cambria" style:font-size-asian="10pt" style:font-style-asian="normal" style:font-weight-asian="normal" style:font-name-complex="Cambria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1aff8" style:font-name-asian="Cambria" style:font-size-asian="10pt" style:font-style-asian="normal" style:font-weight-asian="normal" style:font-name-complex="Cambria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2d41c" style:font-name-asian="Cambria" style:font-size-asian="10pt" style:font-style-asian="normal" style:font-weight-asian="normal" style:font-name-complex="Cambria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625b8" style:font-name-asian="Cambria" style:font-size-asian="10pt" style:font-style-asian="normal" style:font-weight-asian="normal" style:font-name-complex="Cambria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971e3" style:font-name-asian="Cambria" style:font-size-asian="10pt" style:font-style-asian="normal" style:font-weight-asian="normal" style:font-name-complex="Cambria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Cambria" style:font-size-asian="10pt" style:font-style-asian="normal" style:font-weight-asian="normal" style:font-name-complex="Cambria" style:font-size-complex="10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d89c" officeooo:paragraph-rsid="0010d89c" style:font-name-asian="Cambria" style:font-size-asian="10pt" style:font-style-asian="normal" style:font-weight-asian="normal" style:font-name-complex="Cambria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994d" officeooo:paragraph-rsid="001c994d" style:font-name-asian="Cambria" style:font-size-asian="10pt" style:font-style-asian="normal" style:font-weight-asian="normal" style:font-name-complex="Cambria" style:font-size-complex="10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font-name="Droid Serif" fo:font-size="10pt" officeooo:rsid="000c3329" officeooo:paragraph-rsid="000c3329" style:font-name-asian="Cambria" style:font-size-asian="10pt" style:font-name-complex="Cambria" style:font-size-complex="10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font-name="Droid Serif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Droid Serif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Droid Serif" fo:font-size="10pt" officeooo:rsid="001026da" officeooo:paragraph-rsid="001026da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Droid Serif" fo:font-size="10pt" officeooo:rsid="001026da" officeooo:paragraph-rsid="0010971b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Times New Roman" style:font-size-asian="10pt" style:font-style-asian="normal" style:font-weight-asian="normal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625b8" style:font-name-asian="Cambria" style:font-size-asian="10pt" style:font-style-asian="normal" style:font-weight-asian="normal" style:font-name-complex="Cambria" style:font-size-complex="10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style:font-name="Droid Serif"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padding="0in" fo:border="none"/>
      <style:text-properties style:font-name="Droid Serif" fo:font-size="10pt" officeooo:rsid="001026da" officeooo:paragraph-rsid="001026da" style:font-size-asian="10pt" style:font-size-complex="10pt"/>
    </style:style>
    <style:style style:name="P31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32" style:family="paragraph" style:parent-style-name="Standard">
      <style:paragraph-properties fo:padding="0in" fo:border="none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33" style:family="paragraph" style:parent-style-name="Standard">
      <style:paragraph-properties fo:text-align="center" style:justify-single-word="false" fo:padding="0in" fo:border="none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34" style:family="paragraph" style:parent-style-name="Standard">
      <style:paragraph-properties fo:padding="0in" fo:border="none"/>
      <style:text-properties fo:font-variant="normal" fo:text-transform="none" style:font-name="Droid Serif" fo:font-size="10pt" style:font-size-asian="10pt" style:font-size-complex="10pt"/>
    </style:style>
    <style:style style:name="P35" style:family="paragraph" style:parent-style-name="Standard">
      <style:paragraph-properties fo:text-align="center" style:justify-single-word="false" fo:padding="0in" fo:border="none"/>
      <style:text-properties fo:font-variant="normal" fo:text-transform="none" style:font-name="Droid Serif" fo:font-size="10pt" style:font-size-asian="10pt" style:font-size-complex="10pt"/>
    </style:style>
    <style:style style:name="P36" style:family="paragraph" style:parent-style-name="Standard">
      <style:paragraph-properties fo:padding="0in" fo:border="none"/>
      <style:text-properties style:font-name="Droid Serif" fo:font-size="10pt" style:font-size-asian="10pt" style:font-size-complex="10pt"/>
    </style:style>
    <style:style style:name="P37" style:family="paragraph" style:parent-style-name="Standard">
      <style:paragraph-properties fo:padding="0in" fo:border="none"/>
      <style:text-properties style:font-name="Droid Serif" fo:font-size="10pt" officeooo:paragraph-rsid="001e1181" style:font-size-asian="10pt" style:font-size-complex="10pt"/>
    </style:style>
    <style:style style:name="P38" style:family="paragraph" style:parent-style-name="Standard">
      <style:paragraph-properties fo:padding="0in" fo:border="none"/>
      <style:text-properties style:font-name="Droid Serif" fo:font-size="10pt" officeooo:paragraph-rsid="001fb503" style:font-size-asian="10pt" style:font-size-complex="10pt"/>
    </style:style>
    <style:style style:name="P39" style:family="paragraph" style:parent-style-name="Standard">
      <style:paragraph-properties fo:padding="0in" fo:border="none"/>
      <style:text-properties style:font-name="Droid Serif" fo:font-size="10pt" officeooo:paragraph-rsid="002041b4" style:font-size-asian="10pt" style:font-size-complex="10pt"/>
    </style:style>
    <style:style style:name="P40" style:family="paragraph" style:parent-style-name="Standard">
      <style:paragraph-properties fo:padding="0in" fo:border="none"/>
      <style:text-properties style:font-name="Droid Serif" fo:font-size="10pt" officeooo:rsid="00212bf9" style:font-size-asian="10pt" style:font-size-complex="10pt"/>
    </style:style>
    <style:style style:name="P41" style:family="paragraph" style:parent-style-name="Standard">
      <style:paragraph-properties fo:padding="0in" fo:border="none"/>
      <style:text-properties style:font-name="Droid Serif" fo:font-size="10pt" officeooo:rsid="00221b81" officeooo:paragraph-rsid="00221b81" style:font-size-asian="10pt" style:font-size-complex="10pt"/>
    </style:style>
    <style:style style:name="P42" style:family="paragraph" style:parent-style-name="Standard">
      <style:paragraph-properties fo:padding="0in" fo:border="none"/>
      <style:text-properties style:font-name="Droid Serif" fo:font-size="10pt" officeooo:rsid="00233199" officeooo:paragraph-rsid="00233199" style:font-size-asian="10pt" style:font-size-complex="10pt"/>
    </style:style>
    <style:style style:name="P43" style:family="paragraph" style:parent-style-name="Standard">
      <style:paragraph-properties fo:line-height="100%" fo:text-align="center" style:justify-single-word="false"/>
      <style:text-properties style:font-name="Droid Serif" fo:font-size="10pt" style:font-size-asian="10pt" style:font-size-complex="10pt"/>
    </style:style>
    <style:style style:name="P44" style:family="paragraph" style:parent-style-name="Standard" style:master-page-name="Standard">
      <style:paragraph-properties fo:text-align="center" style:justify-single-word="false" style:page-number="1" fo:padding="0in" fo:border="none"/>
      <style:text-properties fo:font-variant="normal" fo:text-transform="none" style:font-name="Droid Serif" fo:font-size="20pt" style:font-size-asian="20pt" style:font-size-complex="20pt"/>
    </style:style>
    <style:style style:name="P45" style:family="paragraph" style:parent-style-name="Standard">
      <style:paragraph-properties fo:padding="0in" fo:border="none"/>
      <style:text-properties style:font-name="Droid Serif" fo:font-size="10pt" officeooo:rsid="00233199" officeooo:paragraph-rsid="00233199" style:font-size-asian="10pt" style:font-size-complex="10pt"/>
    </style:style>
    <style:style style:name="P46" style:family="paragraph" style:parent-style-name="Standard">
      <style:paragraph-properties fo:padding="0in" fo:border="none"/>
      <style:text-properties style:font-name="Droid Serif" fo:font-size="10pt" officeooo:rsid="003416a4" officeooo:paragraph-rsid="003416a4" style:font-size-asian="10pt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0c3329" style:font-name-asian="Times New Roman" style:font-style-asian="normal" style:font-weight-asian="normal" style:font-name-complex="Times New Roman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026da" style:font-name-asian="Times New Roman" style:font-style-asian="normal" style:font-weight-asian="normal" style:font-name-complex="Times New Roman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mbria" style:font-style-asian="normal" style:font-weight-asian="normal" style:font-name-complex="Cambria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e1181" style:font-name-asian="Cambria" style:font-style-asian="normal" style:font-weight-asian="normal" style:font-name-complex="Cambria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fb503" style:font-name-asian="Cambria" style:font-style-asian="normal" style:font-weight-asian="normal" style:font-name-complex="Cambria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041b4" style:font-name-asian="Cambria" style:font-style-asian="normal" style:font-weight-asian="normal" style:font-name-complex="Cambria"/>
    </style:style>
    <style:style style:name="T9" style:family="text">
      <style:text-properties fo:font-variant="normal" fo:text-transform="none" style:font-name-asian="Cambria" style:font-name-complex="Cambria"/>
    </style:style>
    <style:style style:name="T10" style:family="text">
      <style:text-properties fo:font-variant="normal" fo:text-transform="none" officeooo:rsid="001e1181" style:font-name-asian="Cambria" style:font-name-complex="Cambria"/>
    </style:style>
    <style:style style:name="T11" style:family="text">
      <style:text-properties fo:font-variant="normal" fo:text-transform="none" officeooo:rsid="001fb503" style:font-name-asian="Cambria" style:font-name-complex="Cambria"/>
    </style:style>
    <style:style style:name="T12" style:family="text">
      <style:text-properties fo:font-variant="normal" fo:text-transform="none" officeooo:rsid="002041b4" style:font-name-asian="Cambria" style:font-name-complex="Cambria"/>
    </style:style>
    <style:style style:name="T13" style:family="text">
      <style:text-properties fo:font-variant="normal" fo:text-transform="none" officeooo:rsid="001e1181"/>
    </style:style>
    <style:style style:name="T14" style:family="text">
      <style:text-properties style:font-name="Droid Serif1"/>
    </style:style>
    <style:style style:name="T15" style:family="text">
      <style:text-properties style:font-name="Droid Serif1" officeooo:rsid="000c3329"/>
    </style:style>
    <style:style style:name="T16" style:family="text">
      <style:text-properties style:font-name="Droid Serif1" officeooo:rsid="000f3f84" style:font-name-asian="Times New Roman" style:font-name-complex="Times New Roman"/>
    </style:style>
    <style:style style:name="T17" style:family="text">
      <style:text-properties style:font-name="Droid Serif1" officeooo:rsid="000f3f84"/>
    </style:style>
    <style:style style:name="T18" style:family="text">
      <style:text-properties style:font-name="Droid Serif1" officeooo:rsid="001bc9b8"/>
    </style:style>
    <style:style style:name="T19" style:family="text">
      <style:text-properties style:font-name="Droid Serif1" officeooo:rsid="001c0723"/>
    </style:style>
    <style:style style:name="T20" style:family="text">
      <style:text-properties officeooo:rsid="000f3f84" style:font-name-asian="Times New Roman" style:font-name-complex="Times New Roman"/>
    </style:style>
    <style:style style:name="T21" style:family="text">
      <style:text-properties officeooo:rsid="001026da"/>
    </style:style>
    <style:style style:name="T22" style:family="text">
      <style:text-properties officeooo:rsid="001026da" style:font-name-asian="Cambria" style:font-name-complex="Cambria"/>
    </style:style>
    <style:style style:name="T23" style:family="text">
      <style:text-properties officeooo:rsid="0010971b"/>
    </style:style>
    <style:style style:name="T24" style:family="text">
      <style:text-properties officeooo:rsid="00160d51"/>
    </style:style>
    <style:style style:name="T25" style:family="text">
      <style:text-properties officeooo:rsid="001625b8"/>
    </style:style>
    <style:style style:name="T26" style:family="text">
      <style:text-properties officeooo:rsid="001971e3"/>
    </style:style>
    <style:style style:name="T27" style:family="text">
      <style:text-properties officeooo:rsid="001bc9b8"/>
    </style:style>
    <style:style style:name="T28" style:family="text">
      <style:text-properties officeooo:rsid="001c0723"/>
    </style:style>
    <style:style style:name="T29" style:family="text">
      <style:text-properties officeooo:rsid="001fb503"/>
    </style:style>
    <style:style style:name="T30" style:family="text">
      <style:text-properties officeooo:rsid="00221b81"/>
    </style:style>
    <style:style style:name="T31" style:family="text">
      <style:text-properties officeooo:rsid="0023b796"/>
    </style:style>
    <style:style style:name="T32" style:family="text">
      <style:text-properties officeooo:rsid="003416a4"/>
    </style:style>
    <style:style style:name="T33" style:family="text">
      <style:text-properties officeooo:rsid="0036317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Analise Dimensional</text:p>
      <text:p text:style-name="P21">Autor: Abmael Carvalho Barberino Junior</text:p>
      <text:p text:style-name="P28">Ultima atualização: 07/02/2019</text:p>
      <text:p text:style-name="P20"/>
      <text:p text:style-name="P29"/>
      <text:p text:style-name="P1">MLTIΘNJ, Massa, Comprimento, Tempo, Corrente elétrica, Temperatura, Quantidade de substância, Intensidade luminosa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Descrição</text:p>
          </table:table-cell>
          <table:table-cell table:style-name="Table1.A1" office:value-type="string">
            <text:p text:style-name="P2">Unidade SI mais simples</text:p>
          </table:table-cell>
          <table:table-cell table:style-name="Table1.A1" office:value-type="string">
            <text:p text:style-name="P2">Unidade SI alternativa</text:p>
          </table:table-cell>
          <table:table-cell table:style-name="Table1.A1" office:value-type="string">
            <text:p text:style-name="P22"><text:span text:style-name="T2">MLT</text:span><text:span text:style-name="T3">I</text:span><text:span text:style-name="T2">Θ</text:span><text:span text:style-name="T3">NJ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Comprimento, espaço</text:p>
          </table:table-cell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mpo e Período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requencia</text:p>
          </table:table-cell>
          <table:table-cell table:style-name="Table1.A1" office:value-type="string">
            <text:p text:style-name="P7">Hz</text:p>
          </table:table-cell>
          <table:table-cell table:style-name="Table1.A1" office:value-type="string">
            <text:p text:style-name="P7">1/s</text:p>
          </table:table-cell>
          <table:table-cell table:style-name="Table1.A1" office:value-type="string">
            <text:p text:style-name="P7">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elocidade</text:p>
          </table:table-cell>
          <table:table-cell table:style-name="Table1.A1" office:value-type="string">
            <text:p text:style-name="P33">m/s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7">L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Aceleração</text:p>
          </table:table-cell>
          <table:table-cell table:style-name="Table1.A1" office:value-type="string">
            <text:p text:style-name="P33">m/s2</text:p>
          </table:table-cell>
          <table:table-cell table:style-name="Table1.A1" office:value-type="string">
            <text:p text:style-name="P19">M/s/s</text:p>
          </table:table-cell>
          <table:table-cell table:style-name="Table1.A1" office:value-type="string">
            <text:p text:style-name="P7">L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Massa</text:p>
          </table:table-cell>
          <table:table-cell table:style-name="Table1.A1" office:value-type="string">
            <text:p text:style-name="P33">Kg</text:p>
          </table:table-cell>
          <table:table-cell table:style-name="Table1.A1" office:value-type="string">
            <text:p text:style-name="P7">N⋅s2/m</text:p>
          </table:table-cell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orça</text:p>
          </table:table-cell>
          <table:table-cell table:style-name="Table1.A1" office:value-type="string">
            <text:p text:style-name="P33">N</text:p>
          </table:table-cell>
          <table:table-cell table:style-name="Table1.A1" office:value-type="string">
            <text:p text:style-name="P7">Kg⋅m/s2</text:p>
          </table:table-cell>
          <table:table-cell table:style-name="Table1.A1" office:value-type="string">
            <text:p text:style-name="P7">M⋅L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Área</text:p>
          </table:table-cell>
          <table:table-cell table:style-name="Table1.A1" office:value-type="string">
            <text:p text:style-name="P7">m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olume</text:p>
          </table:table-cell>
          <table:table-cell table:style-name="Table1.A1" office:value-type="string">
            <text:p text:style-name="P7">m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Energia, Trabalho</text:p>
          </table:table-cell>
          <table:table-cell table:style-name="Table1.A1" office:value-type="string">
            <text:p text:style-name="P7">J</text:p>
          </table:table-cell>
          <table:table-cell table:style-name="Table1.A1" office:value-type="string">
            <text:p text:style-name="P7">N⋅m</text:p>
          </table:table-cell>
          <table:table-cell table:style-name="Table1.A1" office:value-type="string">
            <text:p text:style-name="P7">M⋅L2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orque</text:p>
          </table:table-cell>
          <table:table-cell table:style-name="Table1.A1" office:value-type="string">
            <text:p text:style-name="P7">N⋅m</text:p>
          </table:table-cell>
          <table:table-cell table:style-name="Table1.A1" office:value-type="string">
            <text:p text:style-name="P15">J</text:p>
          </table:table-cell>
          <table:table-cell table:style-name="Table1.A1" office:value-type="string">
            <text:p text:style-name="P7">M⋅L2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otencia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J/s=N⋅m/s</text:p>
          </table:table-cell>
          <table:table-cell table:style-name="Table1.A1" office:value-type="string">
            <text:p text:style-name="P7">M⋅L2⋅T−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2">Momento,</text:p>
            <text:p text:style-name="P2">Quantidade de movimento,</text:p>
            <text:p text:style-name="P25">Impulso,</text:p>
            <text:p text:style-name="P43">Impulso de uma força</text:p>
          </table:table-cell>
          <table:table-cell table:style-name="Table1.A1" office:value-type="string">
            <text:p text:style-name="P7">N⋅s</text:p>
          </table:table-cell>
          <table:table-cell table:style-name="Table1.A1" office:value-type="string">
            <text:p text:style-name="P7">Kg⋅m/s</text:p>
          </table:table-cell>
          <table:table-cell table:style-name="Table1.A1" office:value-type="string">
            <text:p text:style-name="P7">M⋅L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Momento de inércia</text:p>
          </table:table-cell>
          <table:table-cell table:style-name="Table1.A1" office:value-type="string">
            <text:p text:style-name="P7">Kg⋅m2</text:p>
          </table:table-cell>
          <table:table-cell table:style-name="Table1.A1" office:value-type="string">
            <text:p text:style-name="P7">N⋅m⋅s2=J⋅s2</text:p>
          </table:table-cell>
          <table:table-cell table:style-name="Table1.A1" office:value-type="string">
            <text:p text:style-name="P7">M⋅L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nstante da gravitação universal</text:p>
          </table:table-cell>
          <table:table-cell table:style-name="Table1.A1" office:value-type="string">
            <text:p text:style-name="P7">J⋅m/Kg2</text:p>
          </table:table-cell>
          <table:table-cell table:style-name="Table1.A1" office:value-type="string">
            <text:p text:style-name="P7">N⋅m2/Kg2</text:p>
          </table:table-cell>
          <table:table-cell table:style-name="Table1.A1" office:value-type="string">
            <text:p text:style-name="P7">M−1⋅L3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ressão, Tensão mecânica</text:p>
          </table:table-cell>
          <table:table-cell table:style-name="Table1.A1" office:value-type="string">
            <text:p text:style-name="P7">Pa</text:p>
          </table:table-cell>
          <table:table-cell table:style-name="Table1.A1" office:value-type="string">
            <text:p text:style-name="P7">N/m2</text:p>
          </table:table-cell>
          <table:table-cell table:style-name="Table1.A1" office:value-type="string">
            <text:p text:style-name="P7">M⋅L−1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nsão superficial</text:p>
          </table:table-cell>
          <table:table-cell table:style-name="Table1.A1" office:value-type="string">
            <text:p text:style-name="P7">N/m</text:p>
          </table:table-cell>
          <table:table-cell table:style-name="Table1.A1" office:value-type="string">
            <text:p text:style-name="P7">J/m2</text:p>
          </table:table-cell>
          <table:table-cell table:style-name="Table1.A1" office:value-type="string">
            <text:p text:style-name="P7">M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nstante elástica</text:p>
          </table:table-cell>
          <table:table-cell table:style-name="Table1.A1" office:value-type="string">
            <text:p text:style-name="P7">N/m</text:p>
          </table:table-cell>
          <table:table-cell table:style-name="Table1.A1" office:value-type="string">
            <text:p text:style-name="P7">J/m2</text:p>
          </table:table-cell>
          <table:table-cell table:style-name="Table1.A1" office:value-type="string">
            <text:p text:style-name="P7">M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Densidade</text:p>
          </table:table-cell>
          <table:table-cell table:style-name="Table1.A1" office:value-type="string">
            <text:p text:style-name="P7">Kg/m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⋅L−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so especifico</text:p>
          </table:table-cell>
          <table:table-cell table:style-name="Table1.A1" office:value-type="string">
            <text:p text:style-name="P7">N/m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⋅L−2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iscosidade absoluta ou dinâmica</text:p>
          </table:table-cell>
          <table:table-cell table:style-name="Table1.A1" office:value-type="string">
            <text:p text:style-name="P7">Pa⋅s</text:p>
          </table:table-cell>
          <table:table-cell table:style-name="Table1.A1" office:value-type="string">
            <text:p text:style-name="P7">Kg/m⋅s=N⋅s/m2</text:p>
          </table:table-cell>
          <table:table-cell table:style-name="Table1.A1" office:value-type="string">
            <text:p text:style-name="P7">M⋅L−1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iscosidade cinemática</text:p>
          </table:table-cell>
          <table:table-cell table:style-name="Table1.A1" office:value-type="string">
            <text:p text:style-name="P7">m2/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2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2">Vazão volumétrica</text:p>
          </table:table-cell>
          <table:table-cell table:style-name="Table1.A1" office:value-type="string">
            <text:p text:style-name="P7">m3/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L3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azão mássica</text:p>
          </table:table-cell>
          <table:table-cell table:style-name="Table1.A1" office:value-type="string">
            <text:p text:style-name="P7">Kg/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⋅T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mperatura</text:p>
          </table:table-cell>
          <table:table-cell table:style-name="Table1.A1" office:value-type="string">
            <text:p text:style-name="P7">K<text:span text:style-name="T15">º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Θ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eficiente de Dilatação, linear, superficial ou volumétrica</text:p>
          </table:table-cell>
          <table:table-cell table:style-name="Table1.A1" office:value-type="string">
            <text:p text:style-name="P7">1/K<text:span text:style-name="T15">º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Θ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2"><text:span text:style-name="T2">Capacidade térmica sensível </text:span><text:span text:style-name="T4">de um objeto</text:span></text:p>
          </table:table-cell>
          <table:table-cell table:style-name="Table1.A1" office:value-type="string">
            <text:p text:style-name="P3">J/K<text:span text:style-name="T14">º</text:span></text:p>
          </table:table-cell>
          <table:table-cell table:style-name="Table1.A1" office:value-type="string">
            <text:p text:style-name="P8">N⋅m/K<text:span text:style-name="T17">º</text:span></text:p>
          </table:table-cell>
          <table:table-cell table:style-name="Table1.A1" office:value-type="string">
            <text:p text:style-name="P8"><text:span text:style-name="T21">M⋅</text:span>L2⋅T−2⋅Θ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9" office:value-type="string">
            <text:p text:style-name="P23">Calor especifico,</text:p>
            <text:p text:style-name="P30">Capacidade termica sensivel de uma substancia</text:p>
          </table:table-cell>
          <table:table-cell table:style-name="Table1.A29" office:value-type="string">
            <text:p text:style-name="P4">J/<text:span text:style-name="T21">Kg</text:span><text:span text:style-name="T22">⋅</text:span>K<text:span text:style-name="T14">º</text:span></text:p>
          </table:table-cell>
          <table:table-cell table:style-name="Table1.A29" office:value-type="string">
            <text:p text:style-name="P8"><text:span text:style-name="T21">N⋅m/Kg⋅K</text:span><text:span text:style-name="T17">º</text:span></text:p>
          </table:table-cell>
          <table:table-cell table:style-name="Table1.A29" office:value-type="string">
            <text:p text:style-name="P8">L2⋅T−2⋅Θ−1</text:p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able:table-row table:style-name="Table1.1">
          <table:table-cell table:style-name="Table1.A29" office:value-type="string">
            <text:p text:style-name="P24">Calor especifico <text:span text:style-name="T23">molar</text:span>,</text:p>
            <text:p text:style-name="P24">Capacidade termica sensivel <text:span text:style-name="T23">molar</text:span> de uma substancia</text:p>
          </table:table-cell>
          <table:table-cell table:style-name="Table1.A29" office:value-type="string">
            <text:p text:style-name="P5">J/<text:span text:style-name="T23">mol</text:span><text:span text:style-name="T22">⋅</text:span>K<text:span text:style-name="T14">º</text:span></text:p>
          </table:table-cell>
          <table:table-cell table:style-name="Table1.A29" office:value-type="string">
            <text:p text:style-name="P9"><text:span text:style-name="T21">N⋅m/mol⋅K</text:span><text:span text:style-name="T17">º</text:span></text:p>
          </table:table-cell>
          <table:table-cell table:style-name="Table1.A29" office:value-type="string">
            <text:p text:style-name="P9"><text:span text:style-name="T23">M⋅</text:span>L2⋅T−2⋅Θ−1⋅<text:span text:style-name="T23">N−1</text:span></text:p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pacidade térmica latente</text:p>
          </table:table-cell>
          <table:table-cell table:style-name="Table1.A1" office:value-type="string">
            <text:p text:style-name="P7">J/Kg</text:p>
          </table:table-cell>
          <table:table-cell table:style-name="Table1.A1" office:value-type="string">
            <text:p text:style-name="P7">N⋅m/Kg</text:p>
          </table:table-cell>
          <table:table-cell table:style-name="Table1.A1" office:value-type="string">
            <text:p text:style-name="P7">L2⋅T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ndutância térmica</text:p>
          </table:table-cell>
          <table:table-cell table:style-name="Table1.A1" office:value-type="string">
            <text:p text:style-name="P8">W/m⋅<text:span text:style-name="T20">K</text:span><text:span text:style-name="T16">º</text:span></text:p>
          </table:table-cell>
          <table:table-cell table:style-name="Table1.A1" office:value-type="string">
            <text:p text:style-name="P8">N/s⋅<text:span text:style-name="T20">K</text:span><text:span text:style-name="T16">º</text:span></text:p>
          </table:table-cell>
          <table:table-cell table:style-name="Table1.A1" office:value-type="string">
            <text:p text:style-name="P7">M⋅L⋅T−3⋅Θ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rga elétrica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16">A⋅s</text:p>
          </table:table-cell>
          <table:table-cell table:style-name="Table1.A1" office:value-type="string">
            <text:p text:style-name="P7">T⋅I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rrente elétrica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C/s</text:p>
          </table:table-cell>
          <table:table-cell table:style-name="Table1.A1" office:value-type="string">
            <text:p text:style-name="P7">I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Tensão elétrica</text:p>
          </table:table-cell>
          <table:table-cell table:style-name="Table1.A1" office:value-type="string">
            <text:p text:style-name="P7">V</text:p>
          </table:table-cell>
          <table:table-cell table:style-name="Table1.A1" office:value-type="string">
            <text:p text:style-name="P7">J/C=N⋅m/C</text:p>
          </table:table-cell>
          <table:table-cell table:style-name="Table1.A1" office:value-type="string">
            <text:p text:style-name="P7">M⋅L2⋅T−3⋅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Resistência elétrica</text:p>
          </table:table-cell>
          <table:table-cell table:style-name="Table1.A1" office:value-type="string">
            <text:p text:style-name="P7">Ω</text:p>
          </table:table-cell>
          <table:table-cell table:style-name="Table1.A1" office:value-type="string">
            <text:p text:style-name="P7">J⋅s/C2</text:p>
          </table:table-cell>
          <table:table-cell table:style-name="Table1.A1" office:value-type="string">
            <text:p text:style-name="P7">M⋅L2⋅T−3⋅I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pacitância elétrica</text:p>
          </table:table-cell>
          <table:table-cell table:style-name="Table1.A1" office:value-type="string">
            <text:p text:style-name="P7">F</text:p>
          </table:table-cell>
          <table:table-cell table:style-name="Table1.A1" office:value-type="string">
            <text:p text:style-name="P10">C/V=C2/J=C2/N⋅m</text:p>
          </table:table-cell>
          <table:table-cell table:style-name="Table1.A1" office:value-type="string">
            <text:p text:style-name="P7">M−1⋅L−2⋅T4⋅I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mpo elétrico, <text:span text:style-name="T27">E</text:span></text:p>
          </table:table-cell>
          <table:table-cell table:style-name="Table1.A1" office:value-type="string">
            <text:p text:style-name="P7">N/C</text:p>
          </table:table-cell>
          <table:table-cell table:style-name="Table1.A1" office:value-type="string">
            <text:p text:style-name="P11">V/m=J/C⋅m</text:p>
          </table:table-cell>
          <table:table-cell table:style-name="Table1.A1" office:value-type="string">
            <text:p text:style-name="P7">M⋅L⋅T−3⋅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luxo elétrico</text:p>
          </table:table-cell>
          <table:table-cell table:style-name="Table1.A1" office:value-type="string">
            <text:p text:style-name="P7">V⋅m</text:p>
          </table:table-cell>
          <table:table-cell table:style-name="Table1.A1" office:value-type="string">
            <text:p text:style-name="P7">N⋅m2/C=J⋅m/C</text:p>
          </table:table-cell>
          <table:table-cell table:style-name="Table1.A1" office:value-type="string">
            <text:p text:style-name="P7">M⋅L3⋅T−3⋅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rmissividade elétrica</text:p>
          </table:table-cell>
          <table:table-cell table:style-name="Table1.A1" office:value-type="string">
            <text:p text:style-name="P7">F/m</text:p>
          </table:table-cell>
          <table:table-cell table:style-name="Table1.A1" office:value-type="string">
            <text:p text:style-name="P7">C/V⋅m</text:p>
          </table:table-cell>
          <table:table-cell table:style-name="Table1.A1" office:value-type="string">
            <text:p text:style-name="P7">M−1⋅L−3⋅T4⋅I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mpo magnético, <text:span text:style-name="T24">B, campo magnetico em um ponto do espaço</text:span></text:p>
          </table:table-cell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12">T=Wb/m2<text:span text:style-name="T25">=N/m⋅A</text:span></text:p>
          </table:table-cell>
          <table:table-cell table:style-name="Table1.A1" office:value-type="string">
            <text:p text:style-name="P7">M⋅T−2⋅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luxo magnético</text:p>
          </table:table-cell>
          <table:table-cell table:style-name="Table1.A1" office:value-type="string">
            <text:p text:style-name="P7">Wb</text:p>
          </table:table-cell>
          <table:table-cell table:style-name="Table1.A1" office:value-type="string">
            <text:p text:style-name="P13">Wb=T⋅m2<text:span text:style-name="T26">=N⋅m/A</text:span>=J/A</text:p>
          </table:table-cell>
          <table:table-cell table:style-name="Table1.A1" office:value-type="string">
            <text:p text:style-name="P7">M⋅L2⋅T−2I−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rmeabilidade magnética, <text:span text:style-name="T18">µ</text:span></text:p>
          </table:table-cell>
          <table:table-cell table:style-name="Table1.A1" office:value-type="string">
            <text:p text:style-name="P7">H/m</text:p>
          </table:table-cell>
          <table:table-cell table:style-name="Table1.A1" office:value-type="string">
            <text:p text:style-name="P7">N/A2</text:p>
          </table:table-cell>
          <table:table-cell table:style-name="Table1.A1" office:value-type="string">
            <text:p text:style-name="P7">M⋅L⋅T−2⋅I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ampo magnetizante, <text:span text:style-name="T25">H</text:span></text:p>
          </table:table-cell>
          <table:table-cell table:style-name="Table1.A1" office:value-type="string">
            <text:p text:style-name="P7">A/m</text:p>
          </table:table-cell>
          <table:table-cell table:style-name="Table1.A1" office:value-type="string">
            <text:p text:style-name="P12">T⋅m/H=Wb/m⋅H=</text:p>
            <text:p text:style-name="P27"><text:span text:style-name="T25">=</text:span>J/T⋅m3<text:span text:style-name="T25">=N/T⋅m2</text:span></text:p>
          </table:table-cell>
          <table:table-cell table:style-name="Table1.A1" office:value-type="string">
            <text:p text:style-name="P7">L−1⋅I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Indutância, <text:span text:style-name="T27">L</text:span></text:p>
          </table:table-cell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H=Ω⋅s=V⋅s/A<text:span text:style-name="T28">=J/A2</text:span></text:p>
          </table:table-cell>
          <table:table-cell table:style-name="Table1.A1" office:value-type="string">
            <text:p text:style-name="P7">M⋅L2⋅T−2⋅I−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29" office:value-type="string">
            <text:p text:style-name="P6"/>
          </table:table-cell>
          <table:table-cell table:style-name="Table1.A29" office:value-type="string">
            <text:p text:style-name="P17"/>
          </table:table-cell>
          <table:table-cell table:style-name="Table1.A29" office:value-type="string">
            <text:p text:style-name="P17"/>
          </table:table-cell>
          <table:table-cell table:style-name="Table1.A29" office:value-type="string">
            <text:p text:style-name="P14"/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ext:soft-page-break/>
        <table:table-row table:style-name="Table1.1">
          <table:table-cell table:style-name="Table1.A29" office:value-type="string">
            <text:p text:style-name="P6">Momento magnetico,</text:p>
            <text:p text:style-name="P26">Dipólo magnetico, <text:span text:style-name="T18">µ</text:span></text:p>
          </table:table-cell>
          <table:table-cell table:style-name="Table1.A29" office:value-type="string">
            <text:p text:style-name="P17">J/T</text:p>
          </table:table-cell>
          <table:table-cell table:style-name="Table1.A29" office:value-type="string">
            <text:p text:style-name="P17">N⋅m/T=m2⋅A</text:p>
          </table:table-cell>
          <table:table-cell table:style-name="Table1.A29" office:value-type="string">
            <text:p text:style-name="P14">L2⋅<text:span text:style-name="T28">I</text:span></text:p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able:table-row table:style-name="Table1.1">
          <table:table-cell table:style-name="Table1.A29" office:value-type="string">
            <text:p text:style-name="P2">Constante universal dos gases</text:p>
          </table:table-cell>
          <table:table-cell table:style-name="Table1.A29" office:value-type="string">
            <text:p text:style-name="P7">J/mol⋅K<text:span text:style-name="T19">º</text:span></text:p>
          </table:table-cell>
          <table:table-cell table:style-name="Table1.A29" office:value-type="string">
            <text:p text:style-name="P14"><text:span text:style-name="T26">N⋅m</text:span>/mol⋅K<text:span text:style-name="T19">º</text:span></text:p>
          </table:table-cell>
          <table:table-cell table:style-name="Table1.A29" office:value-type="string">
            <text:p text:style-name="P7">M⋅L2⋅T−2⋅Θ−1⋅N−1</text:p>
          </table:table-cell>
          <table:table-cell table:style-name="Table1.A29" office:value-type="string">
            <text:p text:style-name="P7"/>
          </table:table-cell>
          <table:table-cell table:style-name="Table1.A29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31"/>
      <text:p text:style-name="P31"/>
      <text:p text:style-name="P31"/>
      <text:p text:style-name="P31"/>
      <text:p text:style-name="P35"><text:tab/>Adimensionais</text:p>
      <text:p text:style-name="P34"/>
      <text:p text:style-name="P34"><text:tab/>Numero de Reynolds</text:p>
      <text:p text:style-name="P34"/>
      <text:p text:style-name="P34">ρ = densidade</text:p>
      <text:p text:style-name="P34">μ = viscosidade absoluta</text:p>
      <text:p text:style-name="P34">v = velocidade média do fluido</text:p>
      <text:p text:style-name="P34">D = diametro do tubo</text:p>
      <text:p text:style-name="P34"/>
      <text:p text:style-name="P37"><text:span text:style-name="T1"><text:tab/></text:span><text:span text:style-name="T9">ℜ=ρ⋅v⋅D</text:span><text:span text:style-name="T5">⋅</text:span><text:span text:style-name="T9">μ</text:span></text:p>
      <text:p text:style-name="P32"/>
      <text:p text:style-name="P37"><text:span text:style-name="T1"><text:tab/></text:span><text:span text:style-name="T9">(M⋅L−3)⋅(L⋅T−1)⋅(L)</text:span><text:span text:style-name="T5">⋅</text:span><text:span text:style-name="T8">(</text:span><text:span text:style-name="T9">M⋅L−1⋅T−1</text:span><text:span text:style-name="T12">)</text:span><text:span text:style-name="T9">=1</text:span></text:p>
      <text:p text:style-name="P32"/>
      <text:p text:style-name="P34"><text:tab/>Numero de Euler</text:p>
      <text:p text:style-name="P34"/>
      <text:p text:style-name="P34">ρ = Densidade</text:p>
      <text:p text:style-name="P34">P = Pressão</text:p>
      <text:p text:style-name="P34">v = Velocidade</text:p>
      <text:p text:style-name="P34"/>
      <text:p text:style-name="P37"><text:span text:style-name="T1"><text:tab/></text:span><text:span text:style-name="T9">ρ⋅v2</text:span><text:span text:style-name="T5">⋅</text:span><text:span text:style-name="T9">P</text:span></text:p>
      <text:p text:style-name="P39"><text:span text:style-name="T1"><text:tab/></text:span><text:span text:style-name="T9">(M⋅L−3)⋅(L⋅T−1)2</text:span><text:span text:style-name="T5">⋅</text:span><text:span text:style-name="T8">(</text:span><text:span text:style-name="T9">M⋅L−1⋅T−2</text:span><text:span text:style-name="T12">)</text:span><text:span text:style-name="T9">=1</text:span></text:p>
      <text:p text:style-name="P32"/>
      <text:p text:style-name="P34"><text:tab/>Numero de Weber</text:p>
      <text:p text:style-name="P34"/>
      <text:p text:style-name="P34">ρ = Densidade do fluido</text:p>
      <text:p text:style-name="P34">v = Velocidade do objeto flutuante</text:p>
      <text:p text:style-name="P34">σ = Tensão superficial do fluido</text:p>
      <text:p text:style-name="P34">S = Comprimento</text:p>
      <text:p text:style-name="P34"><text:soft-page-break/></text:p>
      <text:p text:style-name="P36"><text:span text:style-name="T1"><text:tab/></text:span><text:span text:style-name="T9">ρ⋅v2⋅Sσ</text:span></text:p>
      <text:p text:style-name="P39"><text:span text:style-name="T1"><text:tab/></text:span><text:span text:style-name="T9">(M⋅L−3)⋅(L⋅T−1)2⋅(L</text:span><text:span text:style-name="T5">⋅</text:span><text:span text:style-name="T9">M⋅T−2</text:span><text:span text:style-name="T12">)</text:span><text:span text:style-name="T9">=1</text:span></text:p>
      <text:p text:style-name="P32"/>
      <text:p text:style-name="P34"><text:tab/>Numero de Froude</text:p>
      <text:p text:style-name="P34"/>
      <text:p text:style-name="P34">v = Velocidade</text:p>
      <text:p text:style-name="P34">g = Aceleração da gravidade</text:p>
      <text:p text:style-name="P34">S = Comprimento</text:p>
      <text:p text:style-name="P34"/>
      <text:p text:style-name="P37"><text:span text:style-name="T1"><text:tab/></text:span><text:span text:style-name="T9">v</text:span><text:span text:style-name="T5">⋅</text:span><text:span text:style-name="T9">g⋅S</text:span></text:p>
      <text:p text:style-name="P37"><text:span text:style-name="T1"><text:tab/></text:span><text:span text:style-name="T13">(</text:span><text:span text:style-name="T9">L⋅T−1</text:span><text:span text:style-name="T10">)</text:span><text:span text:style-name="T6">⋅</text:span><text:span text:style-name="T9">(L⋅T−2)⋅L=1</text:span></text:p>
      <text:p text:style-name="P32"/>
      <text:p text:style-name="P34"><text:tab/>Orbita dos planetas</text:p>
      <text:p text:style-name="P34"/>
      <text:p text:style-name="P34">m = massa do planeta</text:p>
      <text:p text:style-name="P34">p = período de translação</text:p>
      <text:p text:style-name="P34">G = constante de gravitação universal</text:p>
      <text:p text:style-name="P34">R = raio da órbita</text:p>
      <text:p text:style-name="P34"/>
      <text:p text:style-name="P38"><text:span text:style-name="T1"><text:tab/></text:span><text:span text:style-name="T9">m⋅p2⋅G</text:span><text:span text:style-name="T5">⋅</text:span><text:span text:style-name="T9">R3</text:span></text:p>
      <text:p text:style-name="P37"><text:span text:style-name="T1"><text:tab/></text:span><text:span text:style-name="T9">(M)⋅(T)2⋅(M−1⋅L3⋅T−2)</text:span><text:span text:style-name="T5">⋅</text:span><text:span text:style-name="T8">(</text:span><text:span text:style-name="T9">L3</text:span><text:span text:style-name="T12">)</text:span><text:span text:style-name="T9">=1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4">Refazendo os cálculos usando a massa do Sol, o adimensional permanece constante</text:p>
      <text:p text:style-name="P34"/>
      <text:p text:style-name="P34"/>
      <text:p text:style-name="P34"/>
      <text:p text:style-name="P34"/>
      <text:p text:style-name="P34"><text:tab/>Barra de aço</text:p>
      <text:p text:style-name="P34"/>
      <text:p text:style-name="P34">σ = tensão de escoamento</text:p>
      <text:p text:style-name="P34">k = constante elástica</text:p>
      <text:p text:style-name="P34">d = comprimento</text:p>
      <text:p text:style-name="P34"/>
      <text:p text:style-name="P38"><text:span text:style-name="T1"><text:tab/></text:span><text:span text:style-name="T9">σ⋅d</text:span><text:span text:style-name="T5">⋅</text:span><text:span text:style-name="T9">k</text:span></text:p>
      <text:p text:style-name="P38"><text:span text:style-name="T1"><text:tab/></text:span><text:span text:style-name="T9">(M⋅L−1⋅T−2)⋅</text:span><text:span text:style-name="T11">(</text:span><text:span text:style-name="T9">L</text:span><text:span text:style-name="T11">)</text:span><text:span text:style-name="T7">⋅</text:span><text:span text:style-name="T8">(</text:span><text:span text:style-name="T9">M⋅T−2</text:span><text:span text:style-name="T12">)</text:span><text:span text:style-name="T9">=1</text:span></text:p>
      <text:p text:style-name="P32"/>
      <text:p text:style-name="P34"><text:tab/>Musculação</text:p>
      <text:p text:style-name="P34"/>
      <text:p text:style-name="P34">Mv = Ganho de massa por unidade de tempo no corpo inteiro</text:p>
      <text:p text:style-name="P34">Bv = Ganho de perímetro de braço por unidade de tempo</text:p>
      <text:p text:style-name="P34">F = Força no braço (bíceps)</text:p>
      <text:p text:style-name="P34"/>
      <text:p text:style-name="P39"><text:span text:style-name="T1"><text:tab/></text:span><text:span text:style-name="T9">Mv⋅Bv</text:span><text:span text:style-name="T5">⋅</text:span><text:span text:style-name="T9">F</text:span></text:p>
      <text:p text:style-name="P39"><text:span text:style-name="T1"><text:tab/></text:span><text:span text:style-name="T9">(M⋅T−1)⋅(L⋅T−1)</text:span><text:span text:style-name="T5">⋅</text:span><text:span text:style-name="T8">(</text:span><text:span text:style-name="T9">M⋅L⋅T−2</text:span><text:span text:style-name="T12">)</text:span><text:span text:style-name="T9">=1</text:span></text:p>
      <text:p text:style-name="P32"/>
      <text:p text:style-name="P34"><text:tab/>Circuito RC</text:p>
      <text:p text:style-name="P34"/>
      <text:p text:style-name="P34">C = capacitância elétrica</text:p>
      <text:p text:style-name="P34">R = Resistência elétrica</text:p>
      <text:p text:style-name="P34">t = Tempo</text:p>
      <text:p text:style-name="P34">f = frequência</text:p>
      <text:p text:style-name="P34"/>
      <text:p text:style-name="P38"><text:span text:style-name="T1"><text:tab/></text:span><text:span text:style-name="T9">C⋅R</text:span><text:span text:style-name="T5">⋅</text:span><text:span text:style-name="T9">t</text:span></text:p>
      <text:p text:style-name="P39"><text:span text:style-name="T1"><text:tab/></text:span><text:span text:style-name="T9">(M−1⋅L−2⋅T4⋅I2)⋅(M⋅L2⋅T−3⋅I−2)</text:span><text:span text:style-name="T5">⋅</text:span><text:span text:style-name="T8">(</text:span><text:span text:style-name="T9">T</text:span><text:span text:style-name="T12">)</text:span><text:span text:style-name="T9">=1</text:span></text:p>
      <text:p text:style-name="P32"/>
      <text:p text:style-name="P36"><text:span text:style-name="T1"><text:tab/></text:span><text:span text:style-name="T9">C⋅R⋅f</text:span></text:p>
      <text:p text:style-name="P38"><text:soft-page-break/><text:span text:style-name="T1"><text:tab/></text:span><text:span text:style-name="T9">(M−1⋅L−2⋅T4⋅I2)⋅(M⋅L2⋅T−3⋅I−2)⋅(T−1)=1</text:span></text:p>
      <text:p text:style-name="P32"/>
      <text:p text:style-name="P34"><text:tab/>Permeabilidade magnética e Permissividade elétrica e Velocidade</text:p>
      <text:p text:style-name="P34"/>
      <text:p text:style-name="P34">μ = <text:s/>Permeabilidade magnética</text:p>
      <text:p text:style-name="P34">ε = <text:s/>Permissividade elétrica</text:p>
      <text:p text:style-name="P34">v = Velocidade</text:p>
      <text:p text:style-name="P34"/>
      <text:p text:style-name="P36"><text:span text:style-name="T1"><text:tab/></text:span><text:span text:style-name="T9">v2⋅μ⋅ε</text:span></text:p>
      <text:p text:style-name="P36"><text:span text:style-name="T1"><text:tab/></text:span><text:span text:style-name="T9">(L⋅T−1)2⋅(M⋅L⋅T−2⋅I−2)⋅(M−1⋅L−3⋅T4⋅I2)=1</text:span></text:p>
      <text:p text:style-name="P32"/>
      <text:p text:style-name="P34"><text:tab/>Detector de ouro</text:p>
      <text:p text:style-name="P34"/>
      <text:p text:style-name="P34">R = Resistência elétrica</text:p>
      <text:p text:style-name="P34">L = Indutância</text:p>
      <text:p text:style-name="P34">f = Frequência</text:p>
      <text:p text:style-name="P34"/>
      <text:p text:style-name="P38"><text:span text:style-name="T1"><text:tab/></text:span><text:span text:style-name="T9">L⋅f</text:span><text:span text:style-name="T5">⋅</text:span><text:span text:style-name="T9">R</text:span></text:p>
      <text:p text:style-name="P38"><text:span text:style-name="T1"><text:tab/></text:span><text:span text:style-name="T9">(M⋅L2⋅T−2I−2)⋅(T−1)</text:span><text:span text:style-name="T5">⋅</text:span><text:span text:style-name="T9">(M⋅L2⋅T−3⋅I−2)=1</text:span></text:p>
      <text:p text:style-name="P32"/>
      <text:p text:style-name="P34"><text:tab/>Mudança de estado físico e dilatação</text:p>
      <text:p text:style-name="P34"/>
      <text:p text:style-name="P34">Cs = Capacidade térmica sensível</text:p>
      <text:p text:style-name="P34">Cl = Capacidade térmica latente</text:p>
      <text:p text:style-name="P34">T = Temperatura</text:p>
      <text:p text:style-name="P34"/>
      <text:p text:style-name="P38"><text:span text:style-name="T1"><text:tab/></text:span><text:span text:style-name="T9">Cs⋅T</text:span><text:span text:style-name="T5">⋅</text:span><text:span text:style-name="T9">Cl</text:span></text:p>
      <text:p text:style-name="P38"><text:span text:style-name="T1"><text:tab/></text:span><text:span text:style-name="T9">(L2⋅T−2⋅Θ−1)⋅(Θ)</text:span><text:span text:style-name="T5">⋅</text:span><text:span text:style-name="T7">(</text:span><text:span text:style-name="T9">L2⋅T−2</text:span><text:span text:style-name="T11">)</text:span><text:span text:style-name="T9">=1</text:span></text:p>
      <text:p text:style-name="P32"/>
      <text:p text:style-name="P34">Cs = Capacidade térmica sensível</text:p>
      <text:p text:style-name="P34">Cl = Capacidade térmica latente</text:p>
      <text:p text:style-name="P34">α = Dilatação térmica</text:p>
      <text:p text:style-name="P34"/>
      <text:p text:style-name="P38"><text:span text:style-name="T1"><text:tab/></text:span><text:span text:style-name="T9">Cs</text:span><text:span text:style-name="T5">⋅</text:span><text:span text:style-name="T9">Cl⋅α</text:span></text:p>
      <text:p text:style-name="P36"><text:span text:style-name="T1"><text:tab/></text:span><text:span text:style-name="T9">(L2⋅T−2⋅Θ−1)(L2⋅T−2)⋅(Θ−1)=1</text:span></text:p>
      <text:p text:style-name="P32"/>
      <text:p text:style-name="P34"><text:tab/>Viscosidade, Capacidade térmica e Condutância térmica</text:p>
      <text:p text:style-name="P34"/>
      <text:p text:style-name="P34">μ = Viscosidade dinamica</text:p>
      <text:p text:style-name="P34">Cs = Capacidade térmica sensível</text:p>
      <text:p text:style-name="P34">C = Condutância térmica</text:p>
      <text:p text:style-name="P34"/>
      <text:p text:style-name="P38"><text:span text:style-name="T1"><text:tab/></text:span><text:span text:style-name="T9">μ⋅Cs</text:span><text:span text:style-name="T5">⋅</text:span><text:span text:style-name="T9">C</text:span></text:p>
      <text:p text:style-name="P38"><text:span text:style-name="T1"><text:tab/></text:span><text:span text:style-name="T9">(M⋅L−1⋅T−1)⋅(L2⋅T−2⋅Θ−1)</text:span><text:span text:style-name="T5">⋅</text:span><text:span text:style-name="T7">(</text:span><text:span text:style-name="T9">M⋅L⋅T−3⋅Θ−1</text:span><text:span text:style-name="T11">)</text:span><text:span text:style-name="T9">=1</text:span></text:p>
      <text:p text:style-name="P32"/>
      <text:p text:style-name="P34"><text:tab/>Tamanho máximo de gotas <text:span text:style-name="T29">liquidas</text:span></text:p>
      <text:p text:style-name="P34"/>
      <text:p text:style-name="P34">γ = Peso especifico</text:p>
      <text:p text:style-name="P34">σ = Tensão superficial</text:p>
      <text:p text:style-name="P34">D = Diâmetro máximo da gota de liquido</text:p>
      <text:p text:style-name="P34"/>
      <text:p text:style-name="P38"><text:span text:style-name="T1"><text:tab/></text:span><text:span text:style-name="T9">γ⋅D2</text:span><text:span text:style-name="T5">⋅</text:span><text:span text:style-name="T9">σ</text:span></text:p>
      <text:p text:style-name="P38"><text:span text:style-name="T1"><text:tab/></text:span><text:span text:style-name="T9">(M⋅L−2⋅T−2)⋅(L)</text:span><text:span text:style-name="T11">2</text:span><text:span text:style-name="T5">⋅</text:span><text:span text:style-name="T9">M⋅T−2=1</text:span></text:p>
      <text:p text:style-name="P32"/>
      <text:p text:style-name="P34"><text:tab/>Vibração de gota <text:span text:style-name="T29">liquida</text:span> em gravidade zero</text:p>
      <text:p text:style-name="P34"/>
      <text:p text:style-name="P34">f = Frequência</text:p>
      <text:p text:style-name="P34">m = Massa</text:p>
      <text:p text:style-name="P34">σ = Tensão superficial</text:p>
      <text:p text:style-name="P34"/>
      <text:p text:style-name="P38"><text:span text:style-name="T1"><text:tab/></text:span><text:span text:style-name="T9">m⋅f2</text:span><text:span text:style-name="T5">⋅</text:span><text:span text:style-name="T9">σ</text:span></text:p>
      <text:p text:style-name="P38"><text:span text:style-name="T1"><text:tab/></text:span><text:span text:style-name="T9">(M)⋅(T−1)2</text:span><text:span text:style-name="T5">⋅</text:span><text:span text:style-name="T9">(M⋅T−2)=1</text:span></text:p>
      <text:p text:style-name="P32"><text:soft-page-break/></text:p>
      <text:p text:style-name="P34">Vibração de massa planetária</text:p>
      <text:p text:style-name="P34"/>
      <text:p text:style-name="P34">f = Frequência</text:p>
      <text:p text:style-name="P34">d = Densidade</text:p>
      <text:p text:style-name="P34">G = Constante da gravitação universal</text:p>
      <text:p text:style-name="P34"/>
      <text:p text:style-name="P38"><text:span text:style-name="T1"><text:tab/></text:span><text:span text:style-name="T9">G⋅d</text:span><text:span text:style-name="T5">⋅</text:span><text:span text:style-name="T9">f2</text:span></text:p>
      <text:p text:style-name="P38"><text:span text:style-name="T1"><text:tab/></text:span><text:span text:style-name="T9">(M−1⋅L3⋅T−2)⋅(M⋅L−3)</text:span><text:span text:style-name="T5">⋅</text:span><text:span text:style-name="T9">(T−1)2=1</text:span></text:p>
      <text:p text:style-name="P32"/>
      <text:p text:style-name="P34"><text:tab/>Vibração elástica</text:p>
      <text:p text:style-name="P34"/>
      <text:p text:style-name="P34">m = Massa</text:p>
      <text:p text:style-name="P34">k = <text:s/>Constante elástica da mola</text:p>
      <text:p text:style-name="P34">f = Frequência</text:p>
      <text:p text:style-name="P34"/>
      <text:p text:style-name="P38"><text:span text:style-name="T1"><text:tab/></text:span><text:span text:style-name="T9">m⋅f2</text:span><text:span text:style-name="T5">⋅</text:span><text:span text:style-name="T9">k</text:span></text:p>
      <text:p text:style-name="P38"><text:span text:style-name="T1"><text:tab/></text:span><text:span text:style-name="T9">(M)⋅(T−1)2</text:span><text:span text:style-name="T5">⋅</text:span><text:span text:style-name="T9">(M⋅T−2)=1</text:span></text:p>
      <text:p text:style-name="P32"/>
      <text:p text:style-name="P40"/>
      <text:p text:style-name="P40"><text:tab/><text:span text:style-name="T30">Em usinagem mecanica podemos listar os seguintes parametros</text:span></text:p>
      <text:p text:style-name="P40"/>
      <text:p text:style-name="P40"><text:span text:style-name="T30">Velocidade de corte da ferramenta</text:span><text:span text:style-name="T30"><draw:frame draw:style-name="fr1" draw:name="Object1" text:anchor-type="as-char" svg:y="-0.1728in" svg:width="0.8965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0"/>
      <text:p text:style-name="P41"><text:span text:style-name="T32">Profundidade do passo</text:span><draw:frame draw:style-name="fr1" draw:name="Object2" text:anchor-type="as-char" svg:y="-0.1484in" svg:width="0.5772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1"/>
      <text:p text:style-name="P41">Avanço <draw:frame draw:style-name="fr1" draw:name="Object3" text:anchor-type="as-char" svg:y="-0.1484in" svg:width="0.5709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1"/>
      <text:p text:style-name="P41">Densidade do material <draw:frame draw:style-name="fr1" draw:name="Object4" text:anchor-type="as-char" svg:y="-0.172in" svg:width="0.8654in" svg:height="0.214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1"/>
      <text:p text:style-name="P42">Tensão de ruptura do material <draw:frame draw:style-name="fr1" draw:name="Object5" text:anchor-type="as-char" svg:y="-0.172in" svg:width="1.2181in" svg:height="0.233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2"/>
      <text:p text:style-name="P42">Tensão de escoamento do material <draw:frame draw:style-name="fr1" draw:name="Object6" text:anchor-type="as-char" svg:y="-0.1728in" svg:width="1.2217in" svg:height="0.23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2"/>
      <text:p text:style-name="P42">Modulo de elasticidade do material <draw:frame draw:style-name="fr1" draw:name="Object7" text:anchor-type="as-char" svg:y="-0.172in" svg:width="1.1807in" svg:height="0.213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2"/>
      <text:p text:style-name="P42">Força aplicada na ferramenta de corte <draw:frame draw:style-name="fr1" draw:name="Object8" text:anchor-type="as-char" svg:y="-0.172in" svg:width="1.0602in" svg:height="0.2134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2"/>
      <text:p text:style-name="P42">Algumas grandezas possuem mesma dimensão portanto, <text:span text:style-name="T31">vou eliminar as redundancias do processo de calculo dos admensionais.</text:span></text:p>
      <text:p text:style-name="P42"/>
      <text:p text:style-name="P42"><draw:frame draw:style-name="fr1" draw:name="Object9" text:anchor-type="as-char" svg:y="-0.598in" svg:width="4.3134in" svg:height="1.098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2"/>
      <text:p text:style-name="P42"><draw:frame draw:style-name="fr1" draw:name="Object11" text:anchor-type="as-char" svg:y="-0.3783in" svg:width="7.0102in" svg:height="0.659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2"/>
      <text:p text:style-name="P42"><draw:frame draw:style-name="fr1" draw:name="Object10" text:anchor-type="as-char" svg:y="-0.3437in" svg:width="1.5299in" svg:height="0.6283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2" text:anchor-type="as-char" svg:y="-0.3528in" svg:width="2.6575in" svg:height="0.658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2"/>
      <text:p text:style-name="P42"><text:soft-page-break/><draw:frame draw:style-name="fr1" draw:name="Object13" text:anchor-type="as-char" svg:y="-0.5563in" svg:width="2.4173in" svg:height="1.05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33">=&gt;</text:span><draw:frame draw:style-name="fr1" draw:name="Object14" text:anchor-type="as-char" svg:y="-0.1583in" svg:width="0.8661in" svg:height="0.3571in" draw:z-index="17"><draw:object xlink:href="./Object 14" xlink:type="simple" xlink:show="embed" xlink:actuate="onLoad"/><draw:image xlink:href="./ObjectReplacements/Object 14" xlink:type="simple" xlink:show="embed" xlink:actuate="onLoad"/></draw:frame>;<draw:frame draw:style-name="fr1" draw:name="Object15" text:anchor-type="as-char" svg:y="-0.2453in" svg:width="1.0591in" svg:height="0.4429in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42"/>
      <text:p text:style-name="P46">Podemos colocar as outras grandezas no sistema:</text:p>
      <text:p text:style-name="P46"/>
      <text:p text:style-name="P46"><draw:frame draw:style-name="fr1" draw:name="Object16" text:anchor-type="as-char" svg:y="-0.2098in" svg:width="0.7217in" svg:height="0.4075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2098in" svg:width="0.7217in" svg:height="0.4075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1" draw:name="Object18" text:anchor-type="as-char" svg:y="-0.2453in" svg:width="0.722in" svg:height="0.4429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draw:frame draw:style-name="fr1" draw:name="Object19" text:anchor-type="as-char" svg:y="-0.2453in" svg:width="1.1165in" svg:height="0.4429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style:contextual-spacing="fals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style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9-02-12T19:04:17.461893868</dc:date>
    <dc:creator>Carvalho </dc:creator>
    <meta:editing-duration>PT4H27M40S</meta:editing-duration>
    <meta:editing-cycles>23</meta:editing-cycles>
    <meta:document-statistic meta:table-count="1" meta:image-count="0" meta:object-count="19" meta:page-count="7" meta:paragraph-count="312" meta:word-count="713" meta:character-count="4943" meta:non-whitespace-character-count="4476"/>
  </office:meta>
</office:document-meta>
</file>

<file path=Object 1/content.xml><?xml version="1.0" encoding="utf-8"?>
<math xmlns="http://www.w3.org/1998/Math/MathML" display="block">
  <semantics>
    <mrow>
      <mrow>
        <mo fence="true" stretchy="false">[</mo>
        <mrow>
          <msub>
            <mi>V</mi>
            <mi>c</mi>
          </msub>
        </mrow>
        <mo fence="true" stretchy="false">]</mo>
      </mrow>
      <mo stretchy="false">=</mo>
      <mrow>
        <mi>L</mi>
        <mo stretchy="false">⋅</mo>
        <msup>
          <mi>T</mi>
          <mrow>
            <mo stretchy="false">−</mo>
            <mn>1</mn>
          </mrow>
        </msup>
      </mrow>
    </mrow>
    <annotation encoding="StarMath 5.0">[ V_{c}]=L cdot T^{-1}</annotation>
  </semantics>
</math>
</file>

<file path=Object 10/content.xml><?xml version="1.0" encoding="utf-8"?>
<math xmlns="http://www.w3.org/1998/Math/MathML" display="block">
  <semantics>
    <mrow>
      <mrow/>
      <mo stretchy="false">∼</mo>
      <mrow>
        <mo fence="true" stretchy="true">{</mo>
        <mrow>
          <mtable>
            <mtr>
              <mtd>
                <mrow>
                  <mrow>
                    <mi>v</mi>
                    <mo stretchy="false">+</mo>
                    <mi>w</mi>
                    <mo stretchy="false">+</mo>
                    <mn>2</mn>
                  </mrow>
                  <mrow>
                    <mi>y</mi>
                    <mo stretchy="false">+</mo>
                    <mn>4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w</mi>
                    <mo stretchy="false">+</mo>
                    <mn>2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x</mi>
                    <mo stretchy="false">+</mo>
                    <mi>y</mi>
                    <mo stretchy="false">+</mo>
                    <mi>z</mi>
                  </mrow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nospace{} sim left lbrace stack{v+w+2y+4z=0 # w+2z=0 # x+y+z=0}  right rbrace </annotation>
  </semantics>
</math>
</file>

<file path=Object 1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  <mo stretchy="false">∼</mo>
      <mrow/>
    </mrow>
    <annotation encoding="StarMath 5.0">left [ matrix{0 # 0 # 1 # 1 # 1 # 0##1 # 1 # -3 # -1 # 1 # 0## -1 # 0 # 0 # -2 # -2# 0} right ]sim left [ matrix{0 # 0 # 1 # 1 # 1 # 0##1 # 1 # -3 # -1 # 1 # 0## 0 # 1 # -3 # -3 # -1# 0} right ] sim left [ matrix{0 # 0 # 1 # 1 # 1 # 0##1 # 1 # 0 # 2 # 4 # 0## 0 # 1 # 0 # 0 # 2# 0} right ]sim left [ matrix{1 # 1 # 0 # 2 # 4 # 0##0 # 1 # 0 # 0 # 2 # 0## 0 # 0 # 1 # 1 # 1# 0} right ] sim nospace{}</annotation>
  </semantics>
</math>
</file>

<file path=Object 12/content.xml><?xml version="1.0" encoding="utf-8"?>
<math xmlns="http://www.w3.org/1998/Math/MathML" display="block">
  <semantics>
    <mrow>
      <mi mathvariant="italic">seja</mi>
      <mrow/>
      <mrow>
        <mo fence="true" stretchy="true">{</mo>
        <mrow>
          <mtable>
            <mtr>
              <mtd>
                <mrow>
                  <mi>y</mi>
                  <mo stretchy="false">=</mo>
                  <mi mathvariant="normal">α</mi>
                </mrow>
              </mtd>
            </mtr>
            <mtr>
              <mtd>
                <mrow>
                  <mi>z</mi>
                  <mo stretchy="false">=</mo>
                  <mi mathvariant="normal">β</mi>
                </mrow>
              </mtd>
            </mtr>
          </mtable>
        </mrow>
        <mo fence="true" stretchy="true">}</mo>
      </mrow>
      <mo stretchy="false">⇒</mo>
      <mrow>
        <mo fence="true" stretchy="true">{</mo>
        <mrow>
          <mtable>
            <mtr>
              <mtd>
                <mrow>
                  <mi>x</mi>
                  <mo stretchy="false">=</mo>
                  <mrow>
                    <mrow>
                      <mo stretchy="false">−</mo>
                      <mi mathvariant="normal">α</mi>
                    </mrow>
                    <mo stretchy="false">−</mo>
                    <mi mathvariant="normal">β</mi>
                  </mrow>
                </mrow>
              </mtd>
            </mtr>
            <mtr>
              <mtd>
                <mrow>
                  <mrow>
                    <mi>w</mi>
                    <mo stretchy="false">=</mo>
                    <mrow>
                      <mo stretchy="false">−</mo>
                      <mn>2</mn>
                    </mrow>
                  </mrow>
                  <mi mathvariant="normal">β</mi>
                </mrow>
              </mtd>
            </mtr>
            <mtr>
              <mtd>
                <mrow>
                  <mrow>
                    <mi>v</mi>
                    <mo stretchy="false">+</mo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 mathvariant="normal">β</mi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i mathvariant="normal">α</mi>
                    <mo stretchy="false">+</mo>
                    <mn>4</mn>
                  </mrow>
                  <mrow>
                    <mi mathvariant="normal">β</mi>
                    <mo stretchy="false">=</mo>
                    <mn>0</mn>
                  </mrow>
                </mrow>
              </mtd>
            </mtr>
          </mtable>
        </mrow>
        <mo fence="true" stretchy="true">}</mo>
      </mrow>
    </mrow>
    <annotation encoding="StarMath 5.0">seja nospace{}left lbrace stack{y= %alpha # z=%beta}  right rbrace drarrow left lbrace stack{x=-%alpha -%beta # w=-2%beta # v+(-2%beta)+2%alpha+4%beta=0}  right rbrace  </annotation>
  </semantics>
</math>
</file>

<file path=Object 1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v</mi>
              </mtd>
            </mtr>
            <mtr>
              <mtd>
                <mi>w</mi>
              </mtd>
            </mtr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row>
                    <mo stretchy="false">−</mo>
                    <mn>2</mn>
                  </mrow>
                  <mrow>
                    <mi mathvariant="normal">α</mi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i mathvariant="normal">α</mi>
                  </mrow>
                  <mo stretchy="false">−</mo>
                  <mi mathvariant="normal">β</mi>
                </mrow>
              </mtd>
            </mtr>
            <mtr>
              <mtd>
                <mi mathvariant="normal">α</mi>
              </mtd>
            </mtr>
            <mtr>
              <mtd>
                <mi mathvariant="normal">β</mi>
              </mtd>
            </mtr>
          </mtable>
        </mrow>
        <mo fence="true" stretchy="true">]</mo>
      </mrow>
      <mo stretchy="false">=</mo>
      <mrow>
        <mrow>
          <mi mathvariant="normal">α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n>0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+</mo>
        <mrow>
          <mi mathvariant="normal">β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</mrow>
      </mrow>
    </mrow>
    <annotation encoding="StarMath 5.0">left [ stack{v # w # x # y # z}  right ] = left [ stack{-2%alpha-2%beta # -2%beta # -%alpha-%beta # %alpha # %beta}  right ] = %alpha cdot left [ stack{-2 # 0 # -1 # 1 # 0}  right ] + %beta cdot left [ stack{-2 # -2 # -1 # 0 # 1}  right ]</annotation>
  </semantics>
</math>
</file>

<file path=Object 14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1,0</mn>
          </mrow>
          <mo fence="true" stretchy="false">)</mo>
        </mrow>
      </msub>
      <mo stretchy="false">=</mo>
      <mfrac>
        <mi mathvariant="normal">σ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 _{(1,0)}= { %sigma } over { V_{c}^{2} cdot %rho }</annotation>
  </semantics>
</math>
</file>

<file path=Object 15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0,1</mn>
          </mrow>
          <mo fence="true" stretchy="false">)</mo>
        </mrow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p>
            <mi>a</mi>
            <mn>2</mn>
          </msup>
        </mrow>
      </mfrac>
    </mrow>
    <annotation encoding="StarMath 5.0">%pi _{(0,1)}= { F } over { V_{c}^{2} cdot %rho cdot a^{2} }</annotation>
  </semantics>
</math>
</file>

<file path=Object 16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sub>
          <mi mathvariant="normal">σ</mi>
          <mi>r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1} = { %sigma_{r}} over { V_{c}^{2} cdot %rho }</annotation>
  </semantics>
</math>
</file>

<file path=Object 17/content.xml><?xml version="1.0" encoding="utf-8"?>
<math xmlns="http://www.w3.org/1998/Math/MathML" display="block">
  <semantics>
    <mrow>
      <msub>
        <mi mathvariant="normal">π</mi>
        <mn>2</mn>
      </msub>
      <mo stretchy="false">=</mo>
      <mfrac>
        <msub>
          <mi mathvariant="normal">σ</mi>
          <mi>e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2} = { %sigma_{e}} over { V_{c}^{2} cdot %rho }</annotation>
  </semantics>
</math>
</file>

<file path=Object 18/content.xml><?xml version="1.0" encoding="utf-8"?>
<math xmlns="http://www.w3.org/1998/Math/MathML" display="block">
  <semantics>
    <mrow>
      <msub>
        <mi mathvariant="normal">π</mi>
        <mn>3</mn>
      </msub>
      <mo stretchy="false">=</mo>
      <mfrac>
        <mi>E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3} = { E} over { V_{c}^{2} cdot %rho }</annotation>
  </semantics>
</math>
</file>

<file path=Object 19/content.xml><?xml version="1.0" encoding="utf-8"?>
<math xmlns="http://www.w3.org/1998/Math/MathML" display="block">
  <semantics>
    <mrow>
      <msub>
        <mi mathvariant="normal">π</mi>
        <mn>4</mn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b>
            <mi>a</mi>
            <mi>x</mi>
          </msub>
          <mo stretchy="false">⋅</mo>
          <msub>
            <mi>a</mi>
            <mi>z</mi>
          </msub>
        </mrow>
      </mfrac>
    </mrow>
    <annotation encoding="StarMath 5.0">%pi _{4}= { F } over { V_{c}^{2} cdot %rho cdot a_{x} cdot a_{z} }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sub>
            <mi>a</mi>
            <mi>x</mi>
          </msub>
        </mrow>
        <mo fence="true" stretchy="false">]</mo>
      </mrow>
      <mo stretchy="false">=</mo>
      <mi>L</mi>
    </mrow>
    <annotation encoding="StarMath 5.0">[ a_{x}]=L</annotation>
  </semantics>
</math>
</file>

<file path=Object 3/content.xml><?xml version="1.0" encoding="utf-8"?>
<math xmlns="http://www.w3.org/1998/Math/MathML" display="block">
  <semantics>
    <mrow>
      <mrow>
        <mo fence="true" stretchy="false">[</mo>
        <mrow>
          <msub>
            <mi>a</mi>
            <mi>z</mi>
          </msub>
        </mrow>
        <mo fence="true" stretchy="false">]</mo>
      </mrow>
      <mo stretchy="false">=</mo>
      <mi>L</mi>
    </mrow>
    <annotation encoding="StarMath 5.0">[ a_{z}]=L</annotation>
  </semantics>
</math>
</file>

<file path=Object 4/content.xml><?xml version="1.0" encoding="utf-8"?>
<math xmlns="http://www.w3.org/1998/Math/MathML" display="block">
  <semantics>
    <mrow>
      <mrow>
        <mo fence="true" stretchy="false">[</mo>
        <mrow>
          <mi mathvariant="normal">ρ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3</mn>
          </mrow>
        </msup>
      </mrow>
    </mrow>
    <annotation encoding="StarMath 5.0">[ %rho ] = M cdot L^{-3}</annotation>
  </semantics>
</math>
</file>

<file path=Object 5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r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r} ] =M cdot  L^{-1} cdot  T^{-2}</annotation>
  </semantics>
</math>
</file>

<file path=Object 6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e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e} ] =M cdot  L^{-1} cdot  T^{-2}</annotation>
  </semantics>
</math>
</file>

<file path=Object 7/content.xml><?xml version="1.0" encoding="utf-8"?>
<math xmlns="http://www.w3.org/1998/Math/MathML" display="block">
  <semantics>
    <mrow>
      <mrow>
        <mo fence="true" stretchy="false">[</mo>
        <mrow>
          <mi>E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E] =M cdot  L^{-1} cdot  T^{-2}</annotation>
  </semantics>
</math>
</file>

<file path=Object 8/content.xml><?xml version="1.0" encoding="utf-8"?>
<math xmlns="http://www.w3.org/1998/Math/MathML" display="block">
  <semantics>
    <mrow>
      <mrow>
        <mo fence="true" stretchy="false">[</mo>
        <mrow>
          <mi>F</mi>
        </mrow>
        <mo fence="true" stretchy="false">]</mo>
      </mrow>
      <mo stretchy="false">=</mo>
      <mrow>
        <mi>M</mi>
        <mo stretchy="false">⋅</mo>
        <mi>L</mi>
        <mo stretchy="false">⋅</mo>
        <msup>
          <mi>T</mi>
          <mrow>
            <mo stretchy="false">−</mo>
            <mn>2</mn>
          </mrow>
        </msup>
      </mrow>
    </mrow>
    <annotation encoding="StarMath 5.0">[F] =M cdot  L cdot  T^{-2}</annotation>
  </semantics>
</math>
</file>

<file path=Object 9/content.xml><?xml version="1.0" encoding="utf-8"?>
<math xmlns="http://www.w3.org/1998/Math/MathML" display="block">
  <semantics>
    <mrow>
      <mtable>
        <mtr>
          <mtd>
            <mrow/>
          </mtd>
          <mtd>
            <msub>
              <mi>V</mi>
              <mi>c</mi>
            </msub>
          </mtd>
          <mtd>
            <mi>a</mi>
          </mtd>
          <mtd>
            <mi mathvariant="normal">ρ</mi>
          </mtd>
          <mtd>
            <mi mathvariant="normal">σ</mi>
          </mtd>
          <mtd>
            <mi>F</mi>
          </mtd>
        </mtr>
        <mtr>
          <mtd>
            <mi>M</mi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i>L</mi>
          </mtd>
          <mtd>
            <mn>1</mn>
          </mtd>
          <mtd>
            <mn>1</mn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  <mtd>
            <mn>1</mn>
          </mtd>
        </mtr>
        <mtr>
          <mtd>
            <mi>T</mi>
          </mtd>
          <mtd>
            <mrow>
              <mo stretchy="false">−</mo>
              <mn>1</mn>
            </mrow>
          </mtd>
          <mtd>
            <mn>0</mn>
          </mtd>
          <mtd>
            <mn>0</mn>
          </mtd>
          <mtd>
            <mrow>
              <mo stretchy="false">−</mo>
              <mn>2</mn>
            </mrow>
          </mtd>
          <mtd>
            <mrow>
              <mo stretchy="false">−</mo>
              <mn>2</mn>
            </mrow>
          </mtd>
        </mtr>
      </mtable>
      <mo stretchy="false">⇒</mo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row>
                      <mo stretchy="false">−</mo>
                      <mn>3</mn>
                    </mrow>
                  </mtd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  <mtd>
                    <mn>0</mn>
                  </mtd>
                  <mtd>
                    <mrow>
                      <mo stretchy="false">−</mo>
                      <mn>2</mn>
                    </mrow>
                  </mtd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]</mo>
          </mrow>
          <mo stretchy="false">⋅</mo>
          <mrow>
            <mo fence="true" stretchy="true">[</mo>
            <mrow>
              <mtable>
                <mtr>
                  <mtd>
                    <mi>v</mi>
                  </mtd>
                </mtr>
                <mtr>
                  <mtd>
                    <mi>w</mi>
                  </mtd>
                </mtr>
                <mtr>
                  <mtd>
                    <mi>x</mi>
                  </mtd>
                </mtr>
                <mtr>
                  <mtd>
                    <mi>y</mi>
                  </mtd>
                </mtr>
                <mtr>
                  <mtd>
                    <mi>z</mi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matrix{ nospace { } # V_{c} # a # %rho # %sigma #F ## M # 0 # 0 # 1 # 1 # 1 ## L #1 # 1 # -3 # -1 # 1 ## T #-1 # 0 # 0 # -2 # -2} drarrow left [ matrix{0 # 0 # 1 # 1 # 1 ## 1 # 1 # -3 # -1 # 1 ## -1 # 0 # 0 # -2 # -2} right ] cdot left [ matrix{v ## w ## x ## y ## z} right ] = left [ matrix{0 ## 0 ## 0} right ]</annotation>
  </semantics>
</math>
</file>